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43000007878ADC7E82BF5D364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Code Nerd Font" svg:font-family="'FiraCode Nerd Font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textarea-horizontal-align="justify" draw:textarea-vertical-align="middle" draw:auto-grow-height="false" fo:min-height="0.61cm" fo:min-width="5.123cm"/>
    </style:style>
    <style:style style:name="gr3" style:family="graphic" style:parent-style-name="objectwithoutfill">
      <style:graphic-properties draw:textarea-horizontal-align="justify" draw:textarea-vertical-align="middle" draw:auto-grow-height="false" fo:min-height="0.61cm" fo:min-width="1.631cm"/>
    </style:style>
    <style:style style:name="gr4" style:family="graphic" style:parent-style-name="objectwithoutfill">
      <style:graphic-properties draw:textarea-horizontal-align="justify" draw:textarea-vertical-align="middle" draw:auto-grow-height="false" fo:min-height="7.734cm" fo:min-width="4.944cm"/>
    </style:style>
    <style:style style:name="gr5" style:family="graphic" style:parent-style-name="objectwithoutfill">
      <style:graphic-properties draw:textarea-horizontal-align="justify" draw:textarea-vertical-align="middle" draw:auto-grow-height="false" fo:min-height="0.61cm" fo:min-width="2.583cm"/>
    </style:style>
    <style:style style:name="gr6" style:family="graphic" style:parent-style-name="objectwithoutfill">
      <style:graphic-properties draw:textarea-horizontal-align="justify" draw:textarea-vertical-align="middle" draw:auto-grow-height="false" fo:min-height="0.896cm" fo:min-width="3.503cm"/>
    </style:style>
    <style:style style:name="gr7" style:family="graphic" style:parent-style-name="objectwithoutfill">
      <style:graphic-properties draw:textarea-horizontal-align="justify" draw:textarea-vertical-align="middle" draw:auto-grow-height="false" fo:min-height="4.907cm" fo:min-width="5.927cm"/>
    </style:style>
    <style:style style:name="gr8" style:family="graphic" style:parent-style-name="objectwithoutfill">
      <style:graphic-properties draw:textarea-horizontal-align="justify" draw:textarea-vertical-align="middle" draw:auto-grow-height="false" fo:min-height="0.611cm" fo:min-width="8.933cm"/>
    </style:style>
    <style:style style:name="gr9" style:family="graphic" style:parent-style-name="objectwithoutfill">
      <style:graphic-properties draw:textarea-horizontal-align="justify" draw:textarea-vertical-align="middle" draw:auto-grow-height="false" fo:min-height="12.093cm" fo:min-width="8.668cm"/>
    </style:style>
    <style:style style:name="gr10" style:family="graphic" style:parent-style-name="objectwithoutfill">
      <style:graphic-properties draw:textarea-horizontal-align="justify" draw:textarea-vertical-align="middle" draw:auto-grow-height="false" fo:min-height="0.323cm" fo:min-width="3.565cm"/>
    </style:style>
    <style:style style:name="gr11" style:family="graphic" style:parent-style-name="objectwithoutfill">
      <style:graphic-properties draw:textarea-horizontal-align="justify" draw:textarea-vertical-align="middle" draw:auto-grow-height="false" fo:min-height="4.049cm" fo:min-width="6.974cm"/>
    </style:style>
    <style:style style:name="gr12" style:family="graphic" style:parent-style-name="objectwithoutfill">
      <style:graphic-properties draw:textarea-horizontal-align="justify" draw:textarea-vertical-align="middle" draw:auto-grow-height="false" fo:min-height="4.334cm" fo:min-width="6.942cm"/>
    </style:style>
    <style:style style:name="gr13" style:family="graphic" style:parent-style-name="Untitled1">
      <style:graphic-properties fo:min-height="0.78cm"/>
      <style:paragraph-properties style:writing-mode="lr-tb"/>
    </style:style>
    <style:style style:name="gr14" style:family="graphic" style:parent-style-name="Untitled1">
      <style:graphic-properties fo:min-height="0.729cm"/>
      <style:paragraph-properties style:writing-mode="lr-tb"/>
    </style:style>
    <style:style style:name="gr15" style:family="graphic" style:parent-style-name="Untitled1">
      <style:graphic-properties fo:min-height="0.385cm"/>
      <style:paragraph-properties style:writing-mode="lr-tb"/>
    </style:style>
    <style:style style:name="gr16" style:family="graphic" style:parent-style-name="Untitled1">
      <style:graphic-properties fo:min-height="0.607cm"/>
      <style:paragraph-properties style:writing-mode="lr-tb"/>
    </style:style>
    <style:style style:name="gr17" style:family="graphic" style:parent-style-name="Untitled1">
      <style:graphic-properties fo:min-height="2.54cm"/>
      <style:paragraph-properties style:writing-mode="lr-tb"/>
    </style:style>
    <style:style style:name="gr18" style:family="graphic" style:parent-style-name="Untitled1">
      <style:graphic-properties fo:min-height="0.952cm"/>
      <style:paragraph-properties style:writing-mode="lr-tb"/>
    </style:style>
    <style:style style:name="gr19" style:family="graphic" style:parent-style-name="Untitled1">
      <style:graphic-properties fo:min-height="0.953cm"/>
      <style:paragraph-properties style:writing-mode="lr-tb"/>
    </style:style>
    <style:style style:name="gr20" style:family="graphic" style:parent-style-name="Untitled1">
      <style:graphic-properties fo:min-height="0.635cm"/>
      <style:paragraph-properties style:writing-mode="lr-tb"/>
    </style:style>
    <style:style style:name="gr21" style:family="graphic" style:parent-style-name="objectwithoutfill">
      <style:graphic-properties draw:textarea-horizontal-align="justify" draw:textarea-vertical-align="middle" draw:auto-grow-height="false" fo:min-height="0.611cm" fo:min-width="0.361cm"/>
    </style:style>
    <style:style style:name="gr22" style:family="graphic" style:parent-style-name="Untitled1">
      <style:graphic-properties fo:min-height="0.576cm"/>
      <style:paragraph-properties style:writing-mode="lr-tb"/>
    </style:style>
    <style:style style:name="gr23" style:family="graphic" style:parent-style-name="objectwithoutfill">
      <style:graphic-properties draw:marker-end="Arrowheads_20_3" draw:marker-end-width="0.3cm" draw:fill="none" draw:textarea-vertical-align="middle"/>
    </style:style>
    <style:style style:name="gr24" style:family="graphic" style:parent-style-name="objectwithoutfill">
      <style:graphic-properties draw:marker-end="Arrowheads_20_4" draw:marker-end-width="0.3cm" draw:fill="none" draw:textarea-vertical-align="middle"/>
    </style:style>
    <style:style style:name="gr25" style:family="graphic" style:parent-style-name="objectwithoutfill">
      <style:graphic-properties draw:marker-end="Arrowheads_20_5" draw:marker-end-width="0.3cm" draw:fill="none" draw:textarea-vertical-align="middle"/>
    </style:style>
    <style:style style:name="gr26" style:family="graphic" style:parent-style-name="objectwithoutfill">
      <style:graphic-properties draw:marker-end="Arrowheads_20_6" draw:marker-end-width="0.3cm" draw:fill="none" draw:textarea-vertical-align="middle"/>
    </style:style>
    <style:style style:name="gr27" style:family="graphic" style:parent-style-name="objectwithoutfill">
      <style:graphic-properties draw:marker-end="Arrowheads_20_7" draw:marker-end-width="0.3cm" draw:fill="none" draw:textarea-vertical-align="middle"/>
    </style:style>
    <style:style style:name="gr28" style:family="graphic" style:parent-style-name="objectwithoutfill">
      <style:graphic-properties draw:marker-end="Arrowheads_20_8" draw:marker-end-width="0.3cm" draw:fill="none" draw:textarea-vertical-align="middle"/>
    </style:style>
    <style:style style:name="gr29" style:family="graphic" style:parent-style-name="objectwithoutfill">
      <style:graphic-properties draw:marker-end="Arrowheads_20_9" draw:marker-end-width="0.3cm" draw:fill="none" draw:textarea-vertical-align="middle"/>
    </style:style>
    <style:style style:name="gr30" style:family="graphic" style:parent-style-name="objectwithoutfill">
      <style:graphic-properties draw:marker-end="Arrowheads_20_11" draw:marker-end-width="0.3cm" draw:fill="none" draw:textarea-vertical-align="middle"/>
    </style:style>
    <style:style style:name="gr31" style:family="graphic" style:parent-style-name="objectwithoutfill">
      <style:graphic-properties draw:marker-end="Arrowheads_20_12" draw:marker-end-width="0.3cm" draw:fill="none" draw:textarea-vertical-align="middle"/>
    </style:style>
    <style:style style:name="gr32" style:family="graphic" style:parent-style-name="objectwithoutfill">
      <style:graphic-properties draw:marker-end="Arrowheads_20_13" draw:marker-end-width="0.3cm" draw:fill="none" draw:textarea-vertical-align="middle"/>
    </style:style>
    <style:style style:name="gr33" style:family="graphic" style:parent-style-name="objectwithoutfill">
      <style:graphic-properties draw:marker-end="Arrowheads_20_14" draw:marker-end-width="0.3cm" draw:fill="none" draw:textarea-vertical-align="middle"/>
    </style:style>
    <style:style style:name="gr34" style:family="graphic" style:parent-style-name="objectwithoutfill">
      <style:graphic-properties draw:marker-end="Arrowheads_20_15" draw:marker-end-width="0.3cm" draw:fill="none" draw:textarea-vertical-align="middle"/>
    </style:style>
    <style:style style:name="gr35" style:family="graphic" style:parent-style-name="objectwithoutfill">
      <style:graphic-properties draw:marker-end="Arrowheads_20_17" draw:marker-end-width="0.3cm" draw:fill="none" draw:textarea-vertical-align="middle"/>
    </style:style>
    <style:style style:name="gr36" style:family="graphic" style:parent-style-name="objectwithoutfill">
      <style:graphic-properties draw:marker-end="Arrowheads_20_18" draw:marker-end-width="0.3cm" draw:fill="none" draw:textarea-vertical-align="middle"/>
    </style:style>
    <style:style style:name="gr37" style:family="graphic" style:parent-style-name="objectwithoutfill">
      <style:graphic-properties draw:marker-end="Arrowheads_20_19" draw:marker-end-width="0.3cm" draw:fill="none" draw:textarea-vertical-align="middle"/>
    </style:style>
    <style:style style:name="gr38" style:family="graphic" style:parent-style-name="objectwithoutfill">
      <style:graphic-properties draw:marker-end="Arrowheads_20_20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8.131cm" svg:height="25.939cm" svg:x="7.761cm" svg:y="2.588cm">
          <draw:image xlink:href="Pictures/1000020100000543000007878ADC7E82BF5D364D.png" xlink:type="simple" xlink:show="embed" xlink:actuate="onLoad" draw:mime-type="image/png">
            <text:p/>
          </draw:image>
        </draw:frame>
        <draw:custom-shape draw:style-name="gr2" draw:text-style-name="P1" xml:id="id27" draw:id="id27" draw:layer="layout" svg:width="5.715cm" svg:height="0.952cm" draw:transform="skewX (-0.0010471975511966) rotate (-0.0012217304763962) translate (7.984cm 2.58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9" draw:id="id29" draw:layer="layout" svg:width="2.223cm" svg:height="0.952cm" svg:x="13.699cm" svg:y="2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1" draw:id="id11" draw:layer="layout" svg:width="6.032cm" svg:height="8.572cm" svg:x="10.207cm" svg:y="3.85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" draw:id="id3" draw:layer="layout" svg:width="3.175cm" svg:height="0.952cm" svg:x="18.462cm" svg:y="5.7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5" draw:id="id5" draw:layer="layout" svg:width="3.175cm" svg:height="0.952cm" svg:x="21.637cm" svg:y="5.7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5" draw:id="id15" draw:layer="layout" svg:width="4.127cm" svg:height="1.27cm" svg:x="18.462cm" svg:y="4.1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7" draw:id="id7" draw:layer="layout" svg:width="6.985cm" svg:height="5.715cm" svg:x="18.462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3" draw:id="id13" draw:layer="layout" svg:width="9.525cm" svg:height="0.953cm" svg:x="7.667cm" svg:y="14.3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23" draw:id="id23" draw:layer="layout" svg:width="10.16cm" svg:height="13.335cm" svg:x="7.667cm" svg:y="15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9" draw:id="id9" draw:layer="layout" svg:width="4.127cm" svg:height="0.635cm" svg:x="18.462cm" svg:y="12.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7" draw:id="id17" draw:layer="layout" svg:width="7.938cm" svg:height="4.763cm" svg:x="18.144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19" draw:id="id19" draw:layer="layout" svg:width="7.938cm" svg:height="5.08cm" svg:x="18.144cm" svg:y="18.4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21" draw:id="id21" draw:layer="layout" svg:width="7.938cm" svg:height="5.08cm" svg:x="18.144cm" svg:y="23.5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xml:id="id26" draw:id="id26" draw:layer="layout" svg:width="2.223cm" svg:height="0.78cm" svg:x="4.809cm" svg:y="2.587cm">
          <draw:text-box>
            <text:p>taxon</text:p>
          </draw:text-box>
        </draw:frame>
        <draw:frame draw:style-name="gr14" xml:id="id28" draw:id="id28" draw:layer="layout" svg:width="5.08cm" svg:height="0.78cm" svg:x="4.81cm" svg:y="1.49cm">
          <draw:text-box>
            <text:p>quality_grade</text:p>
          </draw:text-box>
        </draw:frame>
        <draw:frame draw:style-name="gr13" xml:id="id14" draw:id="id14" draw:layer="layout" svg:width="1.905cm" svg:height="0.78cm" svg:x="26.717cm" svg:y="3.54cm">
          <draw:text-box>
            <text:p>user</text:p>
          </draw:text-box>
        </draw:frame>
        <draw:frame draw:style-name="gr15" xml:id="id8" draw:id="id8" draw:layer="layout" svg:width="2.54cm" svg:height="0.78cm" svg:x="26.717cm" svg:y="12.285cm">
          <draw:text-box>
            <text:p>faves</text:p>
          </draw:text-box>
        </draw:frame>
        <draw:frame draw:style-name="gr16" xml:id="id4" draw:id="id4" draw:layer="layout" svg:width="5.397cm" svg:height="0.78cm" svg:x="26.717cm" svg:y="5.763cm">
          <draw:text-box>
            <text:p>created_at</text:p>
          </draw:text-box>
        </draw:frame>
        <draw:frame draw:style-name="gr17" xml:id="id16" draw:id="id16" draw:layer="layout" svg:width="12.7cm" svg:height="2.54cm" svg:x="26.717cm" svg:y="14.652cm">
          <draw:text-box>
            <text:p>community_taxon_id</text:p>
            <text:p>num_identification_agreements</text:p>
            <text:p>num_identification_disagreements</text:p>
          </draw:text-box>
        </draw:frame>
        <draw:frame draw:style-name="gr18" xml:id="id18" draw:id="id18" draw:layer="layout" svg:width="4.445cm" svg:height="0.952cm" svg:x="26.717cm" svg:y="20.368cm">
          <draw:text-box>
            <text:p>annotations</text:p>
          </draw:text-box>
        </draw:frame>
        <draw:frame draw:style-name="gr18" xml:id="id20" draw:id="id20" draw:layer="layout" svg:width="4.445cm" svg:height="0.952cm" svg:x="26.717cm" svg:y="25.448cm">
          <draw:text-box>
            <text:p>projects</text:p>
          </draw:text-box>
        </draw:frame>
        <draw:frame draw:style-name="gr19" xml:id="id10" draw:id="id10" draw:layer="layout" svg:width="2.54cm" svg:height="0.953cm" svg:x="4.492cm" svg:y="7.667cm">
          <draw:text-box>
            <text:p>photos</text:p>
          </draw:text-box>
        </draw:frame>
        <draw:frame draw:style-name="gr20" xml:id="id24" draw:id="id24" draw:layer="layout" svg:width="2.54cm" svg:height="0.78cm" svg:x="4.492cm" svg:y="13.065cm">
          <draw:text-box>
            <text:p>sounds</text:p>
          </draw:text-box>
        </draw:frame>
        <draw:custom-shape draw:style-name="gr21" draw:text-style-name="P1" xml:id="id25" draw:id="id25" draw:layer="layout" svg:width="0.953cm" svg:height="0.953cm" svg:x="13.064cm" svg:y="12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xml:id="id12" draw:id="id12" draw:layer="layout" svg:width="4.446cm" svg:height="0.78cm" svg:x="2.587cm" svg:y="14.335cm">
          <draw:text-box>
            <text:p>description</text:p>
          </draw:text-box>
        </draw:frame>
        <draw:frame draw:style-name="gr13" xml:id="id22" draw:id="id22" draw:layer="layout" svg:width="6.033cm" svg:height="0.78cm" svg:x="1.317cm" svg:y="16.875cm">
          <draw:text-box>
            <text:p>identifications</text:p>
          </draw:text-box>
        </draw:frame>
        <draw:frame draw:style-name="gr22" xml:id="id6" draw:id="id6" draw:layer="layout" svg:width="3.174cm" svg:height="0.78cm" svg:x="26.717cm" svg:y="9.11cm">
          <draw:text-box>
            <text:p>location</text:p>
          </draw:text-box>
        </draw:frame>
        <draw:connector draw:style-name="gr23" draw:text-style-name="P2" draw:layer="layout" draw:type="line" svg:x1="16.826cm" svg:y1="2.588cm" svg:x2="16.826cm" svg:y2="2.588cm" draw:start-shape="id1" draw:end-shape="id1" svg:d="M16826 2588z" svg:viewBox="0 0 1 1">
          <text:p/>
        </draw:connector>
        <draw:connector draw:style-name="gr24" draw:text-style-name="P2" draw:layer="layout" draw:type="line" svg:x1="16.826cm" svg:y1="2.588cm" svg:x2="16.826cm" svg:y2="2.588cm" draw:start-shape="id1" draw:end-shape="id1" svg:d="M16826 2588z" svg:viewBox="0 0 1 1">
          <text:p/>
        </draw:connector>
        <draw:frame draw:style-name="gr20" xml:id="id2" draw:id="id2" draw:layer="layout" svg:width="5.397cm" svg:height="0.78cm" svg:x="26.717cm" svg:y="4.665cm">
          <draw:text-box>
            <text:p>observed_on</text:p>
          </draw:text-box>
        </draw:frame>
        <draw:connector draw:style-name="gr25" draw:text-style-name="P2" draw:layer="layout" draw:type="line" svg:x1="26.717cm" svg:y1="5.055cm" svg:x2="20.049cm" svg:y2="5.763cm" draw:start-shape="id2" draw:start-glue-point="3" draw:end-shape="id3" draw:end-glue-point="0" svg:d="M26717 5055l-6668 708" svg:viewBox="0 0 6669 709">
          <text:p/>
        </draw:connector>
        <draw:connector draw:style-name="gr26" draw:text-style-name="P2" draw:layer="layout" draw:type="line" svg:x1="26.717cm" svg:y1="6.153cm" svg:x2="24.812cm" svg:y2="6.239cm" draw:start-shape="id4" draw:start-glue-point="3" draw:end-shape="id5" draw:end-glue-point="1" svg:d="M26717 6153l-1905 86" svg:viewBox="0 0 1906 87">
          <text:p/>
        </draw:connector>
        <draw:connector draw:style-name="gr27" draw:text-style-name="P2" draw:layer="layout" draw:type="line" svg:x1="26.717cm" svg:y1="9.5cm" svg:x2="25.447cm" svg:y2="9.572cm" draw:start-shape="id6" draw:start-glue-point="3" draw:end-shape="id7" draw:end-glue-point="1" svg:d="M26717 9500l-1270 72" svg:viewBox="0 0 1271 73">
          <text:p/>
        </draw:connector>
        <draw:connector draw:style-name="gr28" draw:text-style-name="P2" draw:layer="layout" draw:type="line" svg:x1="26.717cm" svg:y1="12.675cm" svg:x2="22.589cm" svg:y2="12.747cm" draw:start-shape="id8" draw:start-glue-point="3" draw:end-shape="id9" draw:end-glue-point="1" svg:d="M26717 12675l-4128 72" svg:viewBox="0 0 4129 73">
          <text:p/>
        </draw:connector>
        <draw:connector draw:style-name="gr29" draw:text-style-name="P2" draw:layer="layout" draw:type="line" svg:x1="7.032cm" svg:y1="8.143cm" svg:x2="10.207cm" svg:y2="8.144cm" draw:start-shape="id10" draw:start-glue-point="1" draw:end-shape="id11" draw:end-glue-point="3" svg:d="M7032 8143l3175 1" svg:viewBox="0 0 3176 2">
          <text:p/>
        </draw:connector>
        <draw:connector draw:style-name="gr30" draw:text-style-name="P2" draw:layer="layout" draw:type="line" svg:x1="7.033cm" svg:y1="14.725cm" svg:x2="7.667cm" svg:y2="14.811cm" draw:start-shape="id12" draw:start-glue-point="1" draw:end-shape="id13" svg:d="M7033 14725l634 86" svg:viewBox="0 0 635 87">
          <text:p/>
        </draw:connector>
        <draw:connector draw:style-name="gr31" draw:text-style-name="P2" draw:layer="layout" draw:type="line" svg:x1="26.717cm" svg:y1="3.93cm" svg:x2="22.589cm" svg:y2="4.81cm" draw:start-shape="id14" draw:start-glue-point="3" draw:end-shape="id15" draw:end-glue-point="1" svg:d="M26717 3930l-4128 880" svg:viewBox="0 0 4129 881">
          <text:p/>
        </draw:connector>
        <draw:connector draw:style-name="gr32" draw:text-style-name="P2" draw:layer="layout" draw:type="line" svg:x1="26.717cm" svg:y1="15.922cm" svg:x2="26.082cm" svg:y2="16.081cm" draw:start-shape="id16" draw:end-shape="id17" draw:end-glue-point="1" svg:d="M26717 15922l-635 159" svg:viewBox="0 0 636 160">
          <text:p/>
        </draw:connector>
        <draw:connector draw:style-name="gr33" draw:text-style-name="P2" draw:layer="layout" draw:type="line" svg:x1="26.717cm" svg:y1="20.844cm" svg:x2="26.082cm" svg:y2="21.003cm" draw:start-shape="id18" draw:start-glue-point="3" draw:end-shape="id19" svg:d="M26717 20844l-635 159" svg:viewBox="0 0 636 160">
          <text:p/>
        </draw:connector>
        <draw:connector draw:style-name="gr34" draw:text-style-name="P2" draw:layer="layout" draw:type="line" svg:x1="26.717cm" svg:y1="25.924cm" svg:x2="26.082cm" svg:y2="26.083cm" draw:start-shape="id20" draw:start-glue-point="3" draw:end-shape="id21" svg:d="M26717 25924l-635 159" svg:viewBox="0 0 636 160">
          <text:p/>
        </draw:connector>
        <draw:connector draw:style-name="gr35" draw:text-style-name="P2" draw:layer="layout" draw:type="line" svg:x1="4.333cm" svg:y1="17.655cm" svg:x2="7.667cm" svg:y2="22.272cm" draw:start-shape="id22" draw:start-glue-point="2" draw:end-shape="id23" svg:d="M4333 17655l3334 4617" svg:viewBox="0 0 3335 4618">
          <text:p/>
        </draw:connector>
        <draw:connector draw:style-name="gr36" draw:text-style-name="P2" draw:layer="layout" draw:type="lines" draw:line-skew="-0.5cm" svg:x1="7.032cm" svg:y1="13.455cm" svg:x2="13.54cm" svg:y2="13.065cm" draw:start-shape="id24" draw:start-glue-point="1" draw:end-shape="id25" draw:end-glue-point="2" svg:d="M7032 13455l6508 148v-538" svg:viewBox="0 0 6509 539">
          <text:p/>
        </draw:connector>
        <draw:connector draw:style-name="gr37" draw:text-style-name="P2" draw:layer="layout" draw:type="line" svg:x1="7.032cm" svg:y1="2.977cm" svg:x2="7.984cm" svg:y2="3.064cm" draw:start-shape="id26" draw:start-glue-point="1" draw:end-shape="id27" draw:end-glue-point="3" svg:d="M7032 2977l952 87" svg:viewBox="0 0 953 88">
          <text:p/>
        </draw:connector>
        <draw:connector draw:style-name="gr38" draw:text-style-name="P2" draw:layer="layout" draw:type="lines" draw:line-skew="0cm -0.098cm" svg:x1="9.89cm" svg:y1="1.88cm" svg:x2="14.97cm" svg:y2="2.588cm" draw:start-shape="id28" draw:start-glue-point="1" draw:end-shape="id29" draw:end-glue-point="0" svg:d="M9890 1880h516l4564 72v636" svg:viewBox="0 0 5081 70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Code Nerd Font" svg:font-family="'FiraCode Nerd Font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width="0.076cm" draw:marker-start-width="0.305cm" draw:marker-end-width="0.305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Untitled1" style:family="graphic" style:parent-style-name="Text">
      <style:graphic-properties draw:stroke="none" draw:fill="none"/>
      <style:paragraph-properties>
        <style:tab-stops/>
      </style:paragraph-properties>
      <style:text-properties fo:color="#006db3" loext:opacity="100%" style:font-name="FiraCode Nerd Font" fo:font-family="'FiraCode Nerd Font'" style:font-style-name="Regular" style:font-pitch="variable" fo:font-size="18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5T18:59:58.173039884</dc:date>
    <meta:editing-duration>PT28M5S</meta:editing-duration>
    <meta:editing-cycles>14</meta:editing-cycles>
    <meta:generator>LibreOffice/7.1.4.2$Linux_X86_64 LibreOffice_project/10$Build-2</meta:generator>
    <meta:document-statistic meta:object-count="45"/>
  </office:meta>
</office:document-meta>
</file>